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Crystal Prophecy</text:p>
      <text:p text:style-name="P1">Autor: Wing Dancer</text:p>
      <text:p text:style-name="P1"><text:a xlink:type="simple" xlink:href="http://www.fimfiction.net/story/63753/the-crystal-prophecy" text:style-name="Internet_20_link" text:visited-style-name="Visited_20_Internet_20_Link"><text:span text:style-name="T1">http://www.fimfiction.net/story/63753/the-crystal-prophecy</text:span></text:a></text:p>
      <text:p text:style-name="P1"/>
      <text:p text:style-name="P2">Król Sombra jest moim zdaniem jednym z najlepszych antagonistów w serialu o kucykach. Jest złowrogi, mroczny i potężny. Jednak serial nie wyjaśnia jego motywacji ani przyczyn, z powodu których stał się okrutnym tyranem. <text:s/></text:p>
      <text:p text:style-name="P2">The Crystal Prophecy to fanfik, który nadrabia ten brak i dopowiada w historii Sombry to, czego kanon nie tłumaczy, czyli co stało się, zanim zły król zamienił kryształowe kucyki w niewolników i zniósł ich miasto z powierzchni Equestrii.</text:p>
      <text:p text:style-name="P2">Z opowiadania dowiemy się, że przed wydarzeniami pokazanymi w serialu Sombra był dobrym i szanowanym przez poddanych władcą, miał małżonkę, którą kochał ponad wszystko, a Kryształowe Imperium było krainą szczęścia i radości. Tę idyllę przerwało pewne tragiczne wydarzenie, które zburzyło życie dobrego króla i doprowadziło go do załamania psychicznego. Od tego momentu poznajemy historię upadku Sombry. Upadek ten dokonuje się stopniowo i jest wspomagany przez pewną osobę, która upatruje w nim dla siebie korzyści i wykorzystuje słabość Sombry dla własnych celów. Ostatecznie dochodzi do wydarzeń, które znamy z kanonu My Little Pony, ale poznajemy te wydarzenia nie z punktu widzenia kucyków walczących z groźnym, ale bezdusznym wrogiem, a z punktu widzenia postaci tragicznej, która kiedyś nawet posiadała dobre motywacje. </text:p>
      <text:p text:style-name="P2">Fanfik jest świetnym studium upadku moralnego i pogrążaniu się w obłędzie. Sombra nie staje się w nim z dnia na dzień wrednym antagonistą. Początkowo czytelnik może wręcz odnieść wrażenie, że wszystko jest na dobrej drodze i władca Kryształowego Imperium odzyska kontrolę nad sobą i państwem. Jednak stopniowo plan zabezpieczenia kraju przed nadchodzącym zagrożeniem zmienia się w obsesję.</text:p>
      <text:p text:style-name="P2">Fabuła jest skonstruowana w sposób interesujący. Mamy do czynienia ze stopniowaniem napięcia i dwoma zwrotami akcji. Podobało mi się, że autor wykorzystuje w dalszych częściach tekstu elementy wprowadzone wcześniej, na przykład w późniejszych wydarzeniach znajdujemy odbicia przeczuć Sombry z początku fanfika. Trudno mi oceniać styl w fanfiku angielskojęzycznym, ale <text:s/>spróbuję. Słownictwo sprawia wrażenie mało urozmaiconego, lecz mimo to opowiadanie czyta się dobrze. Ma ono dobry rytm, nie zanudza dłużyznami, ale również czytelnik nie odnosi wrażenia, że tekst jest przesadnie lakoniczny, a fabuła pędzi na złamanie karku. Dialogi wypadają naturalnie i są odpowiednio poprzeplatane didaskaliami. Krótko mówiąc, od strony technicznej fanfikowi nie można nic zarzucić, ale też nie jest to nic wybijającego się ponad przeciętność. </text:p>
      <text:p text:style-name="P2">Podsumowując, polecam dla interesującej i zgrabnie napisanej wizji przeszłości Sombry.</text:p>
      <text:p text:style-name="P2"/>
      <text:p text:style-name="P2"/>
      <text:p text:style-name="P2">obrazek:</text:p>
      <text:p text:style-name="P2"><text:a xlink:type="simple" xlink:href="http://puu.sh/rWOag/558ea1746e.jpg" text:style-name="Internet_20_link" text:visited-style-name="Visited_20_Internet_20_Link"><text:span text:style-name="T1">http://puu.sh/rWOag/558ea1746e.jpg</text:span></text:a></text:p>
      <text:p text:style-name="P2"><text:a xlink:type="simple" xlink:href="http://www.deviantart.com/art/King-Sombra-337438306" text:style-name="Internet_20_link" text:visited-style-name="Visited_20_Internet_20_Link"><text:span text:style-name="T1">http://www.deviantart.com/art/King-Sombra-337438306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381" meta:character-count="2780" meta:non-whitespace-character-count="2406"/>
    <meta:generator>LibreOfficeDev/5.1.0.3$Linux_X86_64 LibreOffice_project/</meta:generator>
  </office:meta>
</office:document-meta>
</file>